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ERRON OLIARTE LUCIANO EUGEN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ERRON OLARTE LUCIANO EUGEN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ANCES ROJO (POLLIPAVOS)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21:51:4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